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ollowing excerpt is from a supreme court case / decision. Overreach of the metaphorical "Administrator" is the major plague that our generation and the next will have to combat.This is how Brexit was manifested, and yeah ... Trump</text:p>
      <text:p text:style-name="Standard"/>
      <text:p text:style-name="Standard">"We must decide whether the Administrator properly interpreted the meaning of Section XXX (withheld) and the scope of his power thereunder, and, if so, whether the evidence adduced at the rule-making proceeding supports his final determination. 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6-12-23T14:27:07.81</meta:creation-date>
    <dc:date>2016-12-23T14:28:51.62</dc:date>
    <dc:creator>Peter Glen</dc:creator>
    <meta:editing-duration>PT1M44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76" meta:character-count="481"/>
  </office:meta>
</office:document-meta>
</file>